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marker-start="" draw:marker-end="Extrémités_20_de_20_flèche_20_1" draw:fill="solid" draw:fill-color="#b84747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808080" draw:marker-start="" draw:marker-end="Extrémités_20_de_20_flèche_20_1" draw:fill="solid" draw:fill-color="#b80047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808080" draw:marker-start="" draw:marker-end="Extrémités_20_de_20_flèche_20_1" draw:fill-image-width="0cm" draw:fill-image-height="0cm" draw:textarea-vertical-align="middle" draw:shadow="hidden"/>
    </style:style>
    <style:style style:name="gr4" style:family="graphic" style:parent-style-name="standard">
      <style:graphic-properties svg:stroke-color="#808080" draw:marker-start="" draw:marker-end="Extrémités_20_de_20_flèche_20_1" draw:fill="solid" draw:fill-color="#993366" draw:fill-image-width="0cm" draw:fill-image-height="0cm" draw:textarea-horizontal-align="justify" draw:textarea-vertical-align="middle" draw:auto-grow-height="false" draw:shadow="hidden"/>
    </style:style>
    <style:style style:name="P1" style:family="paragraph">
      <style:paragraph-properties fo:line-height="100%" fo:text-align="center"/>
      <style:text-properties fo:color="#ffffff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8cm" svg:height="2.2cm" svg:x="11.8cm" svg:y="1.3cm">
          <text:p text:style-name="P1"><text:span text:style-name="T1">Logiciel de gestion </text:span></text:p>
          <text:p text:style-name="P1"><text:span text:style-name="T1">d'un cheptel 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1.5cm" svg:x="1.1cm" svg:y="4.6cm">
          <text:p text:style-name="P2"><text:span text:style-name="T1">Analyse et 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6cm" svg:height="1.5cm" svg:x="8.5cm" svg:y="4.6cm">
          <text:p text:style-name="P2"><text:span text:style-name="T1">Conce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6cm" svg:height="1.5cm" svg:x="16.3cm" svg:y="4.6cm">
          <text:p text:style-name="P2"><text:span text:style-name="T1">Intég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2cm" svg:height="1.5cm" svg:x="22.7cm" svg:y="4.6cm">
          <text:p text:style-name="P2"><text:span text:style-name="T1">Test d'intégra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4.7cm" svg:y1="3.5cm" svg:x2="3.4cm" svg:y2="4.6cm" draw:start-shape="id1" draw:end-shape="id2" draw:end-glue-point="0" svg:d="m14700 3500v550h-11300v550">
          <text:p/>
        </draw:connector>
        <draw:connector draw:style-name="gr3" draw:text-style-name="P3" draw:layer="layout" svg:x1="14.7cm" svg:y1="3.5cm" svg:x2="10.8cm" svg:y2="4.6cm" draw:start-shape="id1" draw:end-shape="id3" svg:d="m14700 3500v550h-3900v550">
          <text:p/>
        </draw:connector>
        <draw:connector draw:style-name="gr3" draw:text-style-name="P3" draw:layer="layout" svg:x1="14.7cm" svg:y1="3.5cm" svg:x2="18.6cm" svg:y2="4.6cm" draw:start-shape="id1" draw:end-shape="id4" svg:d="m14700 3500v550h3900v550">
          <text:p/>
        </draw:connector>
        <draw:connector draw:style-name="gr3" draw:text-style-name="P3" draw:layer="layout" svg:x1="14.7cm" svg:y1="3.5cm" svg:x2="25.3cm" svg:y2="4.6cm" draw:start-shape="id1" draw:end-shape="id5" draw:end-glue-point="0" svg:d="m14700 3500v550h10600v550">
          <text:p/>
        </draw:connector>
        <draw:custom-shape draw:style-name="gr4" draw:text-style-name="P2" draw:layer="layout" svg:width="4.1cm" svg:height="1.4cm" svg:x="6.7cm" svg:y="7.5cm">
          <text:p text:style-name="P3"><text:span text:style-name="T1">Modélis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1cm" svg:height="1.4cm" svg:x="6.699cm" svg:y="7.499cm">
          <text:p text:style-name="P3"><text:span text:style-name="T1">Modélis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1cm" svg:height="1.4cm" svg:x="11.2cm" svg:y="7.5cm">
          <text:p text:style-name="P3"><text:span text:style-name="T1">Codag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8cm" svg:y1="6.1cm" svg:x2="8.749cm" svg:y2="7.499cm" draw:start-shape="id3" draw:start-glue-point="2" draw:end-shape="id6" draw:end-glue-point="0" svg:d="m10800 6100v700h-2051v699">
          <text:p/>
        </draw:connector>
        <draw:connector draw:style-name="gr3" draw:text-style-name="P3" draw:layer="layout" svg:x1="10.8cm" svg:y1="6.1cm" svg:x2="13.25cm" svg:y2="7.5cm" draw:start-shape="id3" draw:end-shape="id7" svg:d="m10800 6100v700h2450v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131 2256" svg:d="m1127 2120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eira Alexandre</meta:initial-creator>
    <meta:creation-date>2014-02-12T16:19:52</meta:creation-date>
    <dc:date>2014-02-12T16:30:49</dc:date>
    <dc:creator>Vieira Alexandre</dc:creator>
    <meta:editing-duration>P0D</meta:editing-duration>
    <meta:editing-cycles>1</meta:editing-cycles>
    <meta:document-statistic meta:object-count="14"/>
    <meta:generator>LibreOffice/3.5$Linux_X86_64 LibreOffice_project/350m1$Build-2</meta:generator>
  </office:meta>
</office:document-meta>
</file>